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ans1" svg:font-family="'Liberation Sans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8.024cm" fo:min-width="41.456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4.88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eeeeee" draw:textarea-horizontal-align="justify" draw:textarea-vertical-align="top" draw:auto-grow-height="false" fo:min-height="6.692cm" fo:min-width="6.743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eeeeee" draw:textarea-horizontal-align="justify" draw:textarea-vertical-align="top" draw:auto-grow-height="false" fo:min-height="6.692cm" fo:min-width="6.106cm"/>
      <style:paragraph-properties style:writing-mode="lr-tb"/>
    </style:style>
    <style:style style:name="gr6" style:family="graphic" style:parent-style-name="standard">
      <style:graphic-properties svg:stroke-color="#000000" draw:fill-color="#afd095" draw:textarea-horizontal-align="justify" draw:textarea-vertical-align="top" draw:auto-grow-height="false" fo:min-height="0.258cm" fo:min-width="4.453cm"/>
      <style:paragraph-properties style:writing-mode="lr-tb"/>
    </style:style>
    <style:style style:name="gr7" style:family="graphic" style:parent-style-name="standard" style:list-style-name="L1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8" style:family="graphic" style:parent-style-name="standard">
      <style:graphic-properties svg:stroke-color="#000000" draw:fill-color="#b4c7dc" draw:textarea-horizontal-align="justify" draw:textarea-vertical-align="top" draw:auto-grow-height="false" fo:min-height="0.258cm" fo:min-width="4.453cm"/>
      <style:paragraph-properties style:writing-mode="lr-tb"/>
    </style:style>
    <style:style style:name="gr9" style:family="graphic" style:parent-style-name="standard">
      <style:graphic-properties svg:stroke-color="#000000" draw:fill-color="#ec9ba4" draw:textarea-horizontal-align="justify" draw:textarea-vertical-align="top" draw:auto-grow-height="false" fo:min-height="0.258cm" fo:min-width="4.453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top" draw:auto-grow-height="false" fo:min-height="0.258cm" fo:min-width="4.453cm"/>
      <style:paragraph-properties style:writing-mode="lr-tb"/>
    </style:style>
    <style:style style:name="gr11" style:family="graphic" style:parent-style-name="standard">
      <style:graphic-properties svg:stroke-color="#000000" draw:fill-color="#afd095" draw:textarea-horizontal-align="justify" draw:textarea-vertical-align="middle" draw:auto-grow-height="false" fo:min-height="0.258cm" fo:min-width="4.445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4.447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0.258cm" fo:min-width="4.446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top" draw:auto-grow-height="false" fo:min-height="1.057cm" fo:min-width="4.453cm"/>
      <style:paragraph-properties style:writing-mode="lr-tb"/>
    </style:style>
    <style:style style:name="gr15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2.246cm"/>
      <style:paragraph-properties style:writing-mode="lr-tb"/>
    </style:style>
    <style:style style:name="gr18" style:family="graphic" style:parent-style-name="standard">
      <style:graphic-properties draw:stroke="dash" draw:stroke-dash="Dashed_20__28_var_29_" svg:stroke-width="0.035cm" svg:stroke-color="#3465a4" draw:marker-start-width="0.252cm" draw:marker-end="Arrow" draw:marker-end-width="0.252cm" draw:fill-color="#ffffff" draw:textarea-vertical-align="botto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0.465cm" fo:min-width="7.342cm"/>
      <style:paragraph-properties style:writing-mode="lr-tb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0.258cm" fo:min-width="4.447cm"/>
      <style:paragraph-properties style:writing-mode="lr-tb"/>
    </style:style>
    <style:style style:name="P1" style:family="paragraph">
      <style:paragraph-properties fo:text-align="start" style:writing-mode="lr-tb"/>
      <style:text-properties style:font-name="Monospace" fo:language="en" fo:country="US"/>
    </style:style>
    <style:style style:name="P2" style:family="paragraph">
      <loext:graphic-properties draw:fill-color="#ffffff"/>
      <style:paragraph-properties fo:text-align="start" style:writing-mode="lr-tb"/>
      <style:text-properties style:font-name="Monospace" fo:language="en" fo:country="US"/>
    </style:style>
    <style:style style:name="P3" style:family="paragraph">
      <style:paragraph-properties fo:text-align="start" style:writing-mode="lr-tb"/>
      <style:text-properties style:font-name="Monospace" fo:font-size="8pt" fo:language="en" fo:country="US" style:font-size-asian="8pt" style:font-size-complex="8pt"/>
    </style:style>
    <style:style style:name="P4" style:family="paragraph">
      <loext:graphic-properties draw:fill-color="#eeeeee"/>
      <style:paragraph-properties fo:text-align="start" style:writing-mode="lr-tb"/>
      <style:text-properties style:font-name="Monospace" fo:font-size="8pt" fo:language="en" fo:country="US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" fo:font-size="8pt" fo:language="en" fo:country="US" style:font-size-asian="8pt" style:font-size-complex="8pt"/>
    </style:style>
    <style:style style:name="P6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Monospace" fo:font-size="8pt" fo:language="en" fo:country="US" style:font-size-asian="8pt" style:font-size-complex="8pt"/>
    </style:style>
    <style:style style:name="P7" style:family="paragraph">
      <loext:graphic-properties draw:fill-color="#000000"/>
      <style:paragraph-properties fo:text-align="center"/>
      <style:text-properties fo:language="en" fo:country="US"/>
    </style:style>
    <style:style style:name="P8" style:family="paragraph">
      <style:paragraph-properties fo:text-align="start" style:writing-mode="lr-tb"/>
      <style:text-properties style:font-name="Monospace" fo:font-size="6pt" fo:language="en" fo:country="US" fo:font-weight="normal"/>
    </style:style>
    <style:style style:name="P9" style:family="paragraph">
      <loext:graphic-properties draw:fill-color="#afd095"/>
      <style:paragraph-properties fo:text-align="start" style:writing-mode="lr-tb"/>
      <style:text-properties style:font-name="Monospace" fo:font-size="6pt" fo:language="en" fo:country="US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Monospace" fo:font-size="6pt" fo:language="en" fo:country="US" style:font-size-asian="6pt" style:font-size-complex="6pt"/>
    </style:style>
    <style:style style:name="P11" style:family="paragraph">
      <loext:graphic-properties draw:fill-color="#cccccc"/>
      <style:paragraph-properties fo:margin-left="0cm" fo:margin-right="0cm" fo:margin-top="0cm" fo:margin-bottom="0cm" fo:line-height="100%" fo:text-align="start" fo:text-indent="0cm" style:writing-mode="lr-tb"/>
      <style:text-properties style:font-name="Monospace" fo:font-size="6pt" fo:language="en" fo:country="US" style:font-size-asian="6pt" style:font-size-complex="6pt"/>
    </style:style>
    <style:style style:name="P12" style:family="paragraph">
      <loext:graphic-properties draw:fill-color="#b4c7dc"/>
      <style:paragraph-properties fo:text-align="start" style:writing-mode="lr-tb"/>
      <style:text-properties style:font-name="Monospace" fo:font-size="6pt" fo:language="en" fo:country="US" fo:font-weight="normal"/>
    </style:style>
    <style:style style:name="P13" style:family="paragraph">
      <loext:graphic-properties draw:fill-color="#ec9ba4"/>
      <style:paragraph-properties fo:text-align="start" style:writing-mode="lr-tb"/>
      <style:text-properties style:font-name="Monospace" fo:font-size="6pt" fo:language="en" fo:country="US" fo:font-weight="normal"/>
    </style:style>
    <style:style style:name="P14" style:family="paragraph">
      <style:paragraph-properties fo:text-align="start" style:writing-mode="lr-tb"/>
      <style:text-properties style:font-name="Monospace" fo:font-size="6pt" fo:language="en" fo:country="US" style:font-size-asian="6pt" style:font-size-complex="6pt"/>
    </style:style>
    <style:style style:name="P15" style:family="paragraph">
      <loext:graphic-properties draw:fill-color="#cccccc"/>
      <style:paragraph-properties fo:text-align="start" style:writing-mode="lr-tb"/>
      <style:text-properties style:font-name="Monospace" fo:font-size="6pt" fo:language="en" fo:country="US" style:font-size-asian="6pt" style:font-size-complex="6pt"/>
    </style:style>
    <style:style style:name="P16" style:family="paragraph">
      <loext:graphic-properties draw:fill-color="#cccccc"/>
      <style:paragraph-properties fo:text-align="start" style:writing-mode="lr-tb"/>
      <style:text-properties style:font-name="Monospace" fo:font-size="6pt" fo:language="en" fo:country="US" fo:font-weight="normal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  <style:text-properties fo:color="#3465a4" style:font-name="Monospace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>
      <loext:graphic-properties draw:fill-color="#ffffff"/>
      <style:paragraph-properties fo:text-align="center"/>
      <style:text-properties fo:language="en" fo:country="US"/>
    </style:style>
    <style:style style:name="P20" style:family="paragraph">
      <style:paragraph-properties fo:text-align="center" style:writing-mode="lr-tb"/>
      <style:text-properties fo:color="#ffffff" style:font-name="Monospace" fo:font-size="6pt" fo:font-weight="bold" style:font-size-asian="6pt" style:font-size-complex="6pt"/>
    </style:style>
    <style:style style:name="P21" style:family="paragraph">
      <loext:graphic-properties draw:fill-color="#000000"/>
      <style:paragraph-properties fo:text-align="center" style:writing-mode="lr-tb"/>
      <style:text-properties fo:color="#ffffff" style:font-name="Monospace" fo:font-size="6pt" fo:font-weight="bold" style:font-size-asian="6pt" style:font-size-complex="6pt"/>
    </style:style>
    <style:style style:name="P22" style:family="paragraph">
      <style:paragraph-properties fo:text-align="end"/>
    </style:style>
    <style:style style:name="P23" style:family="paragraph">
      <loext:graphic-properties draw:fill-color="#ffffff"/>
      <style:paragraph-properties fo:text-align="end" style:writing-mode="lr-tb"/>
      <style:text-properties fo:color="#3465a4" style:font-name="Monospace" fo:font-size="8pt" fo:language="en" fo:country="US" fo:font-style="italic" style:font-size-asian="8pt" style:font-style-asian="italic" style:font-size-complex="8pt" style:font-style-complex="italic"/>
    </style:style>
    <style:style style:name="P24" style:family="paragraph">
      <loext:graphic-properties draw:fill-color="#ffffff"/>
      <style:paragraph-properties fo:text-align="center" style:writing-mode="lr-tb"/>
      <style:text-properties style:font-name="Monospace" fo:font-size="8pt" fo:language="en" fo:country="US" fo:font-style="italic" style:font-size-asian="8pt" style:font-style-asian="italic" style:font-size-complex="8pt" style:font-style-complex="italic"/>
    </style:style>
    <style:style style:name="P25" style:family="paragraph">
      <style:paragraph-properties fo:text-align="start" style:writing-mode="lr-tb"/>
      <style:text-properties style:font-name="Monospace" fo:font-size="14pt" style:font-size-asian="14pt" style:font-size-complex="14pt"/>
    </style:style>
    <style:style style:name="P26" style:family="paragraph">
      <loext:graphic-properties draw:fill-color="#eeeeee"/>
      <style:paragraph-properties fo:text-align="center" style:writing-mode="lr-tb"/>
      <style:text-properties style:font-name="Monospace" fo:font-size="14pt" style:font-size-asian="14pt" style:font-size-complex="14pt"/>
    </style:style>
    <style:style style:name="T1" style:family="text">
      <style:text-properties style:font-name="Monospace" fo:language="en" fo:country="US"/>
    </style:style>
    <style:style style:name="T2" style:family="text">
      <style:text-properties style:font-name="Monospace" fo:font-size="8pt" fo:language="en" fo:country="US" style:font-size-asian="8pt" style:font-size-complex="8pt"/>
    </style:style>
    <style:style style:name="T3" style:family="text">
      <style:text-properties style:font-name="Monospace" fo:font-size="8pt" fo:language="en" fo:country="US" fo:font-weight="bold" style:font-size-asian="8pt" style:font-weight-asian="bold" style:font-size-complex="8pt" style:font-weight-complex="bold"/>
    </style:style>
    <style:style style:name="T4" style:family="text">
      <style:text-properties style:font-name="Monospace" fo:font-size="6pt" fo:language="en" fo:country="US" fo:font-weight="normal"/>
    </style:style>
    <style:style style:name="T5" style:family="text">
      <style:text-properties style:font-name="Monospace" fo:font-size="6pt" fo:language="en" fo:country="US" style:font-size-asian="6pt" style:font-size-complex="6pt"/>
    </style:style>
    <style:style style:name="T6" style:family="text">
      <style:text-properties fo:color="#3465a4" style:font-name="Monospace" fo:font-size="8pt" fo:language="en" fo:country="US" fo:font-style="italic" style:font-size-asian="8pt" style:font-style-asian="italic" style:font-size-complex="8pt" style:font-style-complex="italic"/>
    </style:style>
    <style:style style:name="T7" style:family="text">
      <style:text-properties fo:color="#ffffff" style:font-name="Monospace" fo:font-size="6pt" fo:font-weight="bold" style:font-size-asian="6pt" style:font-size-complex="6pt"/>
    </style:style>
    <style:style style:name="T8" style:family="text">
      <style:text-properties style:font-name="Monospac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1.956cm" svg:height="8.274cm" svg:x="1.081cm" svg:y="1.108cm">
          <text:p text:style-name="P1"><text:span text:style-name="T1">EOSIO Trans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38cm" svg:height="6.942cm" svg:x="1.081cm" svg:y="2.44cm">
          <text:p text:style-name="P3"><text:span text:style-name="T2">somecontract::someaction(...);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.243cm" svg:height="6.942cm" svg:x="7.981cm" svg:y="2.44cm">
          <text:p text:style-name="P5"><text:span text:style-name="T2">thezeostoken::begin(proof, tx)</text:span></text:p>
          <text:p text:style-name="P5"><text:span text:style-name="T2">{</text:span></text:p>
          <text:p text:style-name="P5"><text:span text:style-name="T2"><text:s text:c="2"/></text:span><text:span text:style-name="T2">// list of EOSIO actions which depend</text:span></text:p>
          <text:p text:style-name="P5"><text:span text:style-name="T2"><text:s text:c="2"/></text:span><text:span text:style-name="T2">// on privacy actions of thezeostoken</text:span></text:p>
          <text:p text:style-name="P5"><text:span text:style-name="T2"><text:s text:c="2"/></text:span><text:span text:style-name="T2">// contract: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<text:s text:c="2"/></text:span><text:span text:style-name="T2">// verification of </text:span><text:span text:style-name="T3">Halo 2 proof bundle</text:span></text:p>
          <text:p text:style-name="P5"><text:span text:style-name="T2"><text:s text:c="2"/></text:span><text:span text:style-name="T2">// which validates all privacy actions</text:span></text:p>
          <text:p text:style-name="P5"><text:span text:style-name="T2"><text:s text:c="2"/></text:span><text:span text:style-name="T2">// of the above list of EOSIO actions: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127cm" svg:height="0.127cm" svg:x="6.8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7.1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7.44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.606cm" svg:height="6.942cm" svg:x="15.1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The ‘step()‘ action is just</text:span></text:p>
          <text:p text:style-name="P3"><text:span text:style-name="T2"><text:s text:c="2"/></text:span><text:span text:style-name="T2">// a wrapper for the actual</text:span></text:p>
          <text:p text:style-name="P3"><text:span text:style-name="T2"><text:s text:c="2"/></text:span><text:span text:style-name="T2">// EOSIO action to be executed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// In addition to that it auto-</text:span></text:p>
          <text:p text:style-name="P3"><text:span text:style-name="T2"><text:s text:c="2"/></text:span><text:span text:style-name="T2">// matically executes all</text:span></text:p>
          <text:p text:style-name="P3"><text:span text:style-name="T2"><text:s text:c="2"/></text:span><text:span text:style-name="T2">// zactions which are packed</text:span></text:p>
          <text:p text:style-name="P3"><text:span text:style-name="T2"><text:s text:c="2"/></text:span><text:span text:style-name="T2">// as payload into the above</text:span></text:p>
          <text:p text:style-name="P3"><text:span text:style-name="T2"><text:s text:c="2"/></text:span><text:span text:style-name="T2">// executed action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4.953cm" svg:height="0.508cm" svg:x="15.788cm" svg:y="4.316cm">
          <text:p text:style-name="P8"><text:span text:style-name="T4">randcontract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8" draw:id="id8" draw:layer="layout" svg:width="4.953cm" svg:height="0.508cm" svg:x="15.788cm" svg:y="6.912cm">
          <text:p text:style-name="P10"><text:span text:style-name="T5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06cm" svg:height="6.942cm" svg:x="21.7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Not all actions may contain</text:span></text:p>
          <text:p text:style-name="P3"><text:span text:style-name="T2"><text:s text:c="2"/></text:span><text:span text:style-name="T2">// zactions and are just normal</text:span></text:p>
          <text:p text:style-name="P3"><text:span text:style-name="T2"><text:s text:c="2"/></text:span><text:span text:style-name="T2">// EOSIO actions with no privacy</text:span></text:p>
          <text:p text:style-name="P3"><text:span text:style-name="T2"><text:s text:c="2"/></text:span><text:span text:style-name="T2">// dependencies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953cm" svg:height="0.508cm" svg:x="22.445cm" svg:y="4.637cm">
          <text:p text:style-name="P8"><text:span text:style-name="T4">othercontrac::someaction(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06cm" svg:height="6.942cm" svg:x="34.9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It is important that the num</text:span></text:p>
          <text:p text:style-name="P3"><text:span text:style-name="T2"><text:s text:c="2"/></text:span><text:span text:style-name="T2">// of ‘step()’s in the EOSIO tx</text:span></text:p>
          <text:p text:style-name="P3"><text:span text:style-name="T2"><text:s text:c="2"/></text:span><text:span text:style-name="T2">// equals the number of actions</text:span></text:p>
          <text:p text:style-name="P3"><text:span text:style-name="T2"><text:s text:c="2"/></text:span><text:span text:style-name="T2">// in the list&lt;action&gt; or</text:span></text:p>
          <text:p text:style-name="P3"><text:span text:style-name="T2"><text:s text:c="2"/></text:span><text:span text:style-name="T2">// ‘begin’ will fail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<text:s text:c="2"/></text:span><text:span text:style-name="T2">// The number of zactions might</text:span></text:p>
          <text:p text:style-name="P3"><text:span text:style-name="T2"><text:s text:c="2"/></text:span><text:span text:style-name="T2">// vary from action to action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9" draw:id="id9" draw:layer="layout" svg:width="4.953cm" svg:height="0.508cm" svg:x="35.631cm" svg:y="4.994cm">
          <text:p text:style-name="P8"><text:span text:style-name="T4">thirdcontrac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2" draw:id="id2" draw:layer="layout" svg:width="4.953cm" svg:height="0.508cm" svg:x="35.631cm" svg:y="6.596cm">
          <text:p text:style-name="P14"><text:span text:style-name="T5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127cm" svg:height="0.127cm" svg:x="41.9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42.2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127cm" svg:height="0.127cm" svg:x="42.569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4.945cm" svg:height="0.508cm" svg:x="8.628cm" svg:y="4.286cm">
          <text:p text:style-name="P8"><text:span text:style-name="T4">randcontract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6" draw:id="id6" draw:layer="layout" svg:width="4.947cm" svg:height="0.508cm" svg:x="8.624cm" svg:y="5.286cm">
          <text:p text:style-name="P8"><text:span text:style-name="T4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4" draw:id="id4" draw:layer="layout" svg:width="4.946cm" svg:height="0.508cm" svg:x="8.622cm" svg:y="5.786cm">
          <text:p text:style-name="P8"><text:span text:style-name="T4">thirdcontrac::someaction(ztx, 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4.953cm" svg:height="1.307cm" svg:x="8.62cm" svg:y="7.613cm">
          <text:p text:style-name="P14"><text:span text:style-name="T5">thezeostoken::verify(proof, inputs);</text:span></text:p>
          <draw:enhanced-geometry svg:viewBox="0 0 21600 21600" draw:type="rectangle" draw:enhanced-path="M 0 0 L 21600 0 21600 21600 0 21600 0 0 Z N"/>
        </draw:custom-shape>
        <draw:connector draw:style-name="gr15" draw:text-style-name="P18" draw:layer="layout" draw:line-skew="1.103cm" svg:x1="18.264cm" svg:y1="7.483cm" svg:x2="11.088cm" svg:y2="8.666cm" draw:end-shape="id1" draw:end-glue-point="2" svg:d="M18264 7483v2788h-7176v-1605" svg:viewBox="0 0 7177 2789">
          <text:p text:style-name="P17"><text:span text:style-name="T6">validated by</text:span></text:p>
        </draw:connector>
        <draw:connector draw:style-name="gr16" draw:text-style-name="P19" draw:layer="layout" draw:line-skew="1.103cm" svg:x1="38.107cm" svg:y1="7.104cm" svg:x2="11.088cm" svg:y2="8.666cm" draw:start-shape="id2" draw:start-glue-point="2" draw:end-shape="id1" draw:end-glue-point="2" svg:d="M38107 7104v3167h-27019v-1605" svg:viewBox="0 0 27020 3168">
          <text:p/>
        </draw:connector>
        <draw:custom-shape draw:style-name="gr17" draw:text-style-name="P21" xml:id="id1" draw:id="id1" draw:layer="layout" svg:width="2.794cm" svg:height="0.508cm" svg:x="9.691cm" svg:y="8.158cm">
          <text:p text:style-name="P20"><text:span text:style-name="T7">Halo 2 proof 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3" draw:layer="layout" draw:line-skew="1.024cm" svg:x1="13.573cm" svg:y1="4.54cm" svg:x2="12.485cm" svg:y2="8.412cm" draw:start-shape="id3" draw:start-glue-point="1" draw:end-shape="id1" draw:end-glue-point="1" svg:d="M13573 4540h1524v3872h-2612" svg:viewBox="0 0 2613 3873">
          <text:p text:style-name="P22"><text:span text:style-name="T6">inputs</text:span></text:p>
        </draw:connector>
        <draw:connector draw:style-name="gr18" draw:text-style-name="P24" draw:layer="layout" draw:line-skew="1.028cm" svg:x1="13.568cm" svg:y1="6.04cm" svg:x2="12.485cm" svg:y2="8.412cm" draw:start-shape="id4" draw:start-glue-point="1" draw:end-shape="id1" draw:end-glue-point="1" svg:d="M13568 6040h1529v2372h-2612" svg:viewBox="0 0 2613 2373">
          <text:p/>
        </draw:connector>
        <draw:custom-shape draw:style-name="gr19" draw:text-style-name="P26" draw:layer="layout" svg:width="8.962cm" svg:height="1.429cm" svg:x="1.055cm" svg:y="10.212cm">
          <text:p text:style-name="P25"><text:span text:style-name="T8">Time/Execu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606cm" svg:height="6.942cm" svg:x="28.381cm" svg:y="2.44cm">
          <text:p text:style-name="P3"><text:span text:style-name="T2">thezeostoken::step()</text:span></text:p>
          <text:p text:style-name="P3"><text:span text:style-name="T2">{</text:span></text:p>
          <text:p text:style-name="P3"><text:span text:style-name="T2"><text:s text:c="2"/></text:span><text:span text:style-name="T2">// A ‘step()’ might contain no</text:span></text:p>
          <text:p text:style-name="P3"><text:span text:style-name="T2"><text:s text:c="2"/></text:span><text:span text:style-name="T2">// third party action but is just</text:span></text:p>
          <text:p text:style-name="P3"><text:span text:style-name="T2"><text:s text:c="2"/></text:span><text:span text:style-name="T2">// a pure ZEOS private</text:span></text:p>
          <text:p text:style-name="P3"><text:span text:style-name="T2"><text:s text:c="2"/></text:span><text:span text:style-name="T2">// transaction.</text:span></text:p>
          <text:p text:style-name="P3"><text:span text:style-name="T2"/></text:p>
          <text:p text:style-name="P3"><text:span text:style-name="T2"/></text:p>
          <text:p text:style-name="P3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5" draw:id="id5" draw:layer="layout" svg:width="4.953cm" svg:height="0.508cm" svg:x="29.045cm" svg:y="4.637cm">
          <text:p text:style-name="P8"><text:span text:style-name="T4">thezeostoken::exec(ztx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4.947cm" svg:height="0.508cm" svg:x="8.624cm" svg:y="4.786cm">
          <text:p text:style-name="P8"><text:span text:style-name="T4">othercontrac::someaction(...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9" draw:layer="layout" draw:line-skew="1.103cm" svg:x1="31.521cm" svg:y1="5.145cm" svg:x2="11.088cm" svg:y2="8.666cm" draw:start-shape="id5" draw:start-glue-point="2" draw:end-shape="id1" draw:end-glue-point="2" svg:d="M31521 5145v5126h-20433v-1605" svg:viewBox="0 0 20434 5127">
          <text:p/>
        </draw:connector>
        <draw:connector draw:style-name="gr18" draw:text-style-name="P23" draw:layer="layout" draw:line-skew="1.026cm" svg:x1="13.571cm" svg:y1="5.54cm" svg:x2="12.485cm" svg:y2="8.412cm" draw:start-shape="id6" draw:start-glue-point="1" draw:end-shape="id1" draw:end-glue-point="1" svg:d="M13571 5540h1526v2872h-2612" svg:viewBox="0 0 2613 2873">
          <text:p/>
        </draw:connector>
        <draw:connector draw:style-name="gr15" draw:text-style-name="P23" draw:layer="layout" draw:line-skew="0.46cm" svg:x1="20.741cm" svg:y1="4.57cm" svg:x2="20.741cm" svg:y2="7.166cm" draw:start-shape="id7" draw:start-glue-point="1" draw:end-shape="id8" draw:end-glue-point="1" svg:d="M20741 4570h960v2596h-960" svg:viewBox="0 0 961 2597">
          <text:p text:style-name="P22"><text:span text:style-name="T6">ztx</text:span></text:p>
        </draw:connector>
        <draw:connector draw:style-name="gr15" draw:text-style-name="P23" draw:layer="layout" draw:line-skew="0.429cm" svg:x1="40.584cm" svg:y1="5.248cm" svg:x2="40.584cm" svg:y2="6.85cm" draw:start-shape="id9" draw:start-glue-point="1" draw:end-shape="id2" draw:end-glue-point="1" svg:d="M40584 5248h929v1602h-929" svg:viewBox="0 0 930 1603">
          <text:p text:style-name="P22"><text:span text:style-name="T6">ztx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ans1" svg:font-family="'Liberation Sans'" style:font-pitch="variable"/>
    <style:font-face style:name="Monospace1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4.06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0:18:48.581230970</meta:creation-date>
    <dc:date>2022-09-22T10:47:04.686979557</dc:date>
    <meta:editing-duration>PT17H4M6S</meta:editing-duration>
    <meta:editing-cycles>41</meta:editing-cycles>
    <meta:generator>LibreOffice/6.4.7.2$Linux_X86_64 LibreOffice_project/40$Build-2</meta:generator>
    <meta:document-statistic meta:object-count="34"/>
  </office:meta>
</office:document-meta>
</file>